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Reques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Request">
            <text:p>TransportationStatusRequest</text:p>
          </table:table-cell>
          <table:table-cell table:style-name="ce8" office:value-type="string" office:string-value="Transportation Status Request. Details">
            <text:p>Transportation Status Request. Details</text:p>
          </table:table-cell>
          <table:table-cell table:style-name="ce8" office:value-type="string" office:string-value=""/>
          <table:table-cell table:style-name="ce8" office:value-type="string" office:string-value="Transportation Status Request">
            <text:p>Transportation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questing a Transportation Status report.">
            <text:p>A document requesting a Transportation Status repor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ation Status Request. UBL Version Identifier. Identifier">
            <text:p>Transportation Status Request. UBL Vers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ation Status Request. Customization Identifier. Identifier">
            <text:p>Transportation Status Request. Customizat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ation Status Request. Profile Identifier. Identifier">
            <text:p>Transportation Status Request. Profile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ation Status Request. Profile Execution Identifier. Identifier">
            <text:p>Transportation Status Request. Profile Execution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ation Status Request. Identifier">
            <text:p>Transportation Status Request.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Transportation Status Request. Carrier Assigned_ Identifier. Identifier">
            <text:p>Transportation Status Request. Carrier Assigned_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ation Status Request. UUID. Identifier">
            <text:p>Transportation Status Request. UUID.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ation Status Request. Issue Date. Date">
            <text:p>Transportation Status Request. Issue Date. Dat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ation Status Request. Issue Time. Time">
            <text:p>Transportation Status Request. Issue Time. Tim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Transportation Status Request. Name">
            <text:p>Transportation Status Request. Nam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Transportation Status Request. Description. Text">
            <text:p>Transportation Status Request. Description. Text</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he document instance.">
            <text:p>A 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ransportation Status Request. Note. Text">
            <text:p>Transportation Status Request. Note. Text</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Transportation Status Request. Shipping Order Identifier. Identifier">
            <text:p>Transportation Status Request. Shipping Order Identifier. Identifier</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for a shipping order.">
            <text:p>A reference number for a shipping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9" office:string-value="Transportation Status Request. Other_ Instruction. Text">
            <text:p>Transportation Status Request. Other_ Instruction. Text</text:p>
          </table:table-cell>
          <table:table-cell table:style-name="ce9" office:value-type="string" office:string-value=""/>
          <table:table-cell office:value-type="string" table:style-name="ce9" office:string-value="Transportation Status Request">
            <text:p>Transportation Status Request</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6]&lt;&gt;&quot;&quot;;CONCATENATE([.F16];&quot; &quot;;[.G16]);[.G16])"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struction regarding this message.">
            <text:p>An instruction regarding this messag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9" office:string-value="Transportation Status Request. Transportation Status Type Code. Code">
            <text:p>Transportation Status Request. Transportation Status Type Code. Code</text:p>
          </table:table-cell>
          <table:table-cell table:style-name="ce9" office:value-type="string" office:string-value=""/>
          <table:table-cell office:value-type="string" table:style-name="ce9" office:string-value="Transportation Status Request">
            <text:p>Transportation Status Request</text:p>
          </table:table-cell>
          <table:table-cell table:style-name="ce9" office:value-type="string" office:string-value=""/>
          <table:table-cell office:value-type="string" table:style-name="ce9" office:string-value="Transportation Status Type">
            <text:p>Transportation Status Type</text:p>
          </table:table-cell>
          <table:table-cell office:value-type="string" table:style-name="ce9" office:string-value="Code">
            <text:p>Code</text:p>
          </table:table-cell>
          <table:table-cell office:value-type="string" table:style-name="ce11" table:formula="of:=IF([.F17]&lt;&gt;&quot;&quot;;CONCATENATE([.F17];&quot; &quot;;[.G17]);[.G17])" office:string-value="Transportation Status Type Code">
            <text:p>Transportation Status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7]&lt;&gt;&quot;&quot;;CONCATENATE([.J17];&quot;_ &quot;;[.I17];&quot;. Type&quot;);CONCATENATE([.I17];&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status requested in a Transportation Status document.">
            <text:p>A code signifying the type of status requested in a Transportation Statu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10" office:value-type="string" office:string-value="Transportation Status Request. Sender_ Party. Party">
            <text:p>Transportation Status Request. Sender_ Party. Party</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Transportation Status Request. Receiver_ Party. Party">
            <text:p>Transportation Status Request. Receiver_ Party. Party</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xecutionPlanDocumentReference">
            <text:p>TransportExecutionPlanDocumentReference</text:p>
          </table:table-cell>
          <table:table-cell table:style-name="ce10" office:value-type="string" office:string-value="Transportation Status Request. Transport Execution Plan_ Document Reference. Document Reference">
            <text:p>Transportation Status Request. Transport Execution Plan_ Document Reference. Document Referenc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Transport Execution Plan">
            <text:p>Transport Execution Plan</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Execution Plan associated with the transport service for which status is requested.">
            <text:p>A reference to the Transport Execution Plan associated with the transport service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ment">
            <text:p>Consignment</text:p>
          </table:table-cell>
          <table:table-cell table:style-name="ce10" office:value-type="string" office:string-value="Transportation Status Request. Consignment">
            <text:p>Transportation Status Request. Consignment</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regarding which status is requested.">
            <text:p>A consignment regarding which status is reques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ocumentReference">
            <text:p>DocumentReference</text:p>
          </table:table-cell>
          <table:table-cell table:style-name="ce10" office:value-type="string" office:string-value="Transportation Status Request. Document Reference">
            <text:p>Transportation Status Request. Document Referenc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ignature">
            <text:p>Signature</text:p>
          </table:table-cell>
          <table:table-cell table:style-name="ce10" office:value-type="string" office:string-value="Transportation Status Request. Signature">
            <text:p>Transportation Status Request. Signature</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questedStatusLocation">
            <text:p>RequestedStatusLocation</text:p>
          </table:table-cell>
          <table:table-cell table:style-name="ce10" office:value-type="string" office:string-value="Transportation Status Request. Requested Status_ Location. Location">
            <text:p>Transportation Status Request. Requested Status_ Location. Location</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quested Status">
            <text:p>Requested Status</text:p>
          </table:table-cell>
          <table:table-cell table:style-name="ce10" office:value-type="string" office:string-value=""/>
          <table:table-cell table:style-name="ce10" office:value-type="string" office:string-value=""/>
          <table:table-cell table:style-name="ce10" table:formula="of:=[.M24]"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ocation for which status is requested.">
            <text:p>A location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questedStatusPeriod">
            <text:p>RequestedStatusPeriod</text:p>
          </table:table-cell>
          <table:table-cell table:style-name="ce10" office:value-type="string" office:string-value="Transportation Status Request. Requested Status_ Period. Period">
            <text:p>Transportation Status Request. Requested Status_ Period. Period</text:p>
          </table:table-cell>
          <table:table-cell table:style-name="ce10" office:value-type="string" office:string-value=""/>
          <table:table-cell table:style-name="ce10" office:value-type="string" office:string-value="Transportation Status Request">
            <text:p>Transportation Status Request</text:p>
          </table:table-cell>
          <table:table-cell table:style-name="ce10" office:value-type="string" office:string-value="Requested Status">
            <text:p>Requested Status</text:p>
          </table:table-cell>
          <table:table-cell table:style-name="ce10" office:value-type="string" office:string-value=""/>
          <table:table-cell table:style-name="ce10" office:value-type="string" office:string-value=""/>
          <table:table-cell table:style-name="ce10" table:formula="of:=[.M25]"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for which status is requested.">
            <text:p>A period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